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Function Calls</text:p>
      <text:p text:style-name="P2"><text:a xlink:type="simple" xlink:href="../DungeonCraftHelp.html">DungeonCraft Help Home</text:a></text:p>
      <text:p text:style-name="P2">A GPDL statement can consist of a 'naked' call to a function. <text:s/>Example:</text:p>
      <text:p text:style-name="Preformatted_20_Text"><text:s text:c="2"/>RemovePotions ( "Healing" );</text:p>
      <text:p text:style-name="P2">The 'RemovePotions' function returns a value ( all functions do ) but that value gets discarded. <text:s/>'Naked' function calls like this are common. <text:s/>But it is not legal to have a 'naked' expression as a statement:</text:p>
      <text:p text:style-name="Preformatted_20_Text"><text:s text:c="2"/>"xxx" + $RANDOM(3); <text:s/>// ****Illegal*****</text:p>
      <text:p text:style-name="P2">A function call may be used anywhere a quoted string might be used in an expression. <text:s/>The value returned by the function is used to evaluate the expression. <text:s/>Naturally, a function call can *NOT* be used on the left side of an assignment statement.</text:p>
      <text:p text:style-name="P2">When calling a function, you must supply exactly the number of parameters as are declared in the function's definition or prototype. <text:s/>The actual parameters are supplied to the function as 'call-by-value". <text:s/>This means that the function can manipulate its parameters but the changes will not be passed back to the calling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22:29</meta:creation-date>
    <meta:generator>OpenOffice.org/3.2$Win32 OpenOffice.org_project/320m12$Build-9483</meta:generator>
    <meta:editing-cycles>2</meta:editing-cycles>
    <meta:editing-duration>PT00H01M52S</meta:editing-duration>
    <dc:title>Function Calls</dc:title>
    <dc:date>2010-05-09T19:15:59.99</dc:date>
    <dc:creator>Paul Stevens</dc:creator>
    <meta:document-statistic meta:table-count="0" meta:image-count="0" meta:object-count="0" meta:page-count="1" meta:paragraph-count="8" meta:word-count="160" meta:character-count="968"/>
  </office:meta>
</office:document-meta>
</file>